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Arial" style:font-name-complex="Arial" fo:font-size="12pt" style:font-size-asian="12pt" style:font-size-complex="12pt"/>
    </style:style>
    <style:style style:name="P2" style:parent-style-name="Standard" style:family="paragraph">
      <style:paragraph-properties fo:margin-left="1in" fo:text-indent="-1in">
        <style:tab-stops/>
      </style:paragraph-properties>
    </style:style>
    <style:style style:name="T3" style:parent-style-name="Fuentedepárrafopredeter.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4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5" style:parent-style-name="Fuentedepárrafopredeter.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6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7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8" style:parent-style-name="Fuentedepárrafopredeter.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9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0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11" style:parent-style-name="Standard" style:family="paragraph">
      <style:text-properties style:font-name="Arial" style:font-name-complex="Arial" fo:font-size="12pt" style:font-size-asian="12pt" style:font-size-complex="12pt"/>
    </style:style>
    <style:style style:name="P12" style:parent-style-name="Párrafodelista" style:list-style-name="WWNum1" style:family="paragraph"/>
    <style:style style:name="T13" style:parent-style-name="Fuentedepárrafopredeter." style:family="text">
      <style:text-properties style:font-name="Arial" style:font-name-complex="Arial" fo:font-size="12pt" style:font-size-asian="12pt" style:font-size-complex="12pt" fo:background-color="#FFFF00"/>
    </style:style>
    <style:style style:name="T14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15" style:parent-style-name="Párrafodelista" style:list-style-name="WWNum1" style:family="paragraph"/>
    <style:style style:name="T16" style:parent-style-name="Fuentedepárrafopredeter." style:family="text">
      <style:text-properties style:font-name="Arial" style:font-name-complex="Arial" fo:font-size="12pt" style:font-size-asian="12pt" style:font-size-complex="12pt" fo:background-color="#FFFF00"/>
    </style:style>
    <style:style style:name="T17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18" style:parent-style-name="Párrafodelista" style:list-style-name="WWNum1" style:family="paragraph"/>
    <style:style style:name="T19" style:parent-style-name="Fuentedepárrafopredeter." style:family="text">
      <style:text-properties style:font-name="Arial" style:font-name-complex="Arial" fo:font-size="12pt" style:font-size-asian="12pt" style:font-size-complex="12pt" fo:background-color="#FFFF00"/>
    </style:style>
    <style:style style:name="T20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21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22" style:parent-style-name="Párrafodelista" style:list-style-name="WWNum1" style:family="paragraph"/>
    <style:style style:name="T23" style:parent-style-name="Fuentedepárrafopredeter." style:family="text">
      <style:text-properties style:font-name="Arial" style:font-name-complex="Arial" fo:font-size="12pt" style:font-size-asian="12pt" style:font-size-complex="12pt" fo:background-color="#FFFF00"/>
    </style:style>
    <style:style style:name="T24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25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26" style:parent-style-name="Párrafodelista" style:list-style-name="WWNum1" style:family="paragraph"/>
    <style:style style:name="T27" style:parent-style-name="Fuentedepárrafopredeter." style:family="text">
      <style:text-properties style:font-name="Arial" style:font-name-complex="Arial" fo:font-size="12pt" style:font-size-asian="12pt" style:font-size-complex="12pt" fo:background-color="#FFFF00"/>
    </style:style>
    <style:style style:name="T28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29" style:parent-style-name="Párrafodelista" style:family="paragraph">
      <style:text-properties style:font-name="Arial" style:font-name-complex="Arial" fo:font-size="12pt" style:font-size-asian="12pt" style:font-size-complex="12pt"/>
    </style:style>
    <style:style style:name="P30" style:parent-style-name="Standard" style:family="paragraph">
      <style:text-properties style:font-name="Arial" style:font-name-complex="Arial" fo:font-size="12pt" style:font-size-asian="12pt" style:font-size-complex="12pt"/>
    </style:style>
    <style:style style:name="P31" style:parent-style-name="Standard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32" style:parent-style-name="Standard" style:family="paragraph">
      <style:text-properties style:font-name="Arial" style:font-name-complex="Arial" fo:font-size="12pt" style:font-size-asian="12pt" style:font-size-complex="12pt"/>
    </style:style>
    <style:style style:name="P33" style:parent-style-name="Párrafodelista" style:list-style-name="WWNum1" style:family="paragraph">
      <style:text-properties style:font-name="Arial" style:font-name-complex="Arial" fo:font-size="12pt" style:font-size-asian="12pt" style:font-size-complex="12pt"/>
    </style:style>
    <style:style style:name="P34" style:parent-style-name="Párrafodelista" style:list-style-name="WWNum1" style:family="paragraph">
      <style:text-properties style:font-name="Arial" style:font-name-complex="Arial" fo:font-size="12pt" style:font-size-asian="12pt" style:font-size-complex="12pt"/>
    </style:style>
    <style:style style:name="P35" style:parent-style-name="Párrafodelista" style:list-style-name="WWNum1" style:family="paragraph">
      <style:text-properties style:font-name="Arial" style:font-name-complex="Arial" fo:font-size="12pt" style:font-size-asian="12pt" style:font-size-complex="12pt"/>
    </style:style>
    <style:style style:name="P36" style:parent-style-name="Párrafodelista" style:list-style-name="WWNum1" style:family="paragraph">
      <style:text-properties style:font-name="Arial" style:font-name-complex="Arial" fo:font-size="12pt" style:font-size-asian="12pt" style:font-size-complex="12pt"/>
    </style:style>
    <style:style style:name="P37" style:parent-style-name="Párrafodelista" style:list-style-name="WWNum1" style:family="paragraph">
      <style:text-properties style:font-name="Arial" style:font-name-complex="Arial" fo:font-size="12pt" style:font-size-asian="12pt" style:font-size-complex="12pt"/>
    </style:style>
    <style:style style:name="P38" style:parent-style-name="Párrafodelista" style:list-style-name="WWNum1" style:family="paragraph">
      <style:text-properties style:font-name="Arial" style:font-name-complex="Arial" fo:font-size="12pt" style:font-size-asian="12pt" style:font-size-complex="12pt"/>
    </style:style>
    <style:style style:name="T39" style:parent-style-name="Fuentedepárrafopredeter." style:family="text">
      <style:text-properties style:font-name="Arial" style:font-name-complex="Arial" fo:color="#000000" fo:font-size="12pt" style:font-size-asian="12pt" style:font-size-complex="12pt"/>
    </style:style>
    <style:style style:name="T40" style:parent-style-name="Fuentedepárrafopredeter." style:family="text">
      <style:text-properties style:font-name="Arial" style:font-name-complex="Arial" fo:color="#000000" fo:font-size="12pt" style:font-size-asian="12pt" style:font-size-complex="12pt"/>
    </style:style>
    <style:style style:name="P41" style:parent-style-name="Standard" style:family="paragraph">
      <style:text-properties style:font-name="Arial" style:font-name-complex="Arial" fo:color="#000000" fo:font-size="12pt" style:font-size-asian="12pt" style:font-size-complex="12pt"/>
    </style:style>
    <style:style style:name="P42" style:parent-style-name="Standard" style:family="paragraph">
      <style:text-properties style:font-name="Arial" style:font-name-complex="Arial" fo:color="#000000" fo:font-size="12pt" style:font-size-asian="12pt" style:font-size-complex="12pt"/>
    </style:style>
    <style:style style:name="P43" style:parent-style-name="Standard" style:family="paragraph">
      <style:text-properties style:font-name="Arial" style:font-name-complex="Arial" fo:color="#000000" fo:font-size="12pt" style:font-size-asian="12pt" style:font-size-complex="12pt"/>
    </style:style>
    <style:style style:name="P44" style:parent-style-name="Standard" style:family="paragraph">
      <style:text-properties style:font-name="Arial" style:font-name-complex="Arial" fo:font-size="12pt" style:font-size-asian="12pt" style:font-size-complex="12pt"/>
    </style:style>
    <style:style style:name="P45" style:parent-style-name="Standard" style:family="paragraph">
      <style:text-properties style:font-name="Arial" style:font-name-complex="Arial" fo:font-size="12pt" style:font-size-asian="12pt" style:font-size-complex="12pt"/>
    </style:style>
    <style:style style:name="T46" style:parent-style-name="Fuentedepárrafopredeter.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47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48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49" style:parent-style-name="Standard" style:family="paragraph">
      <style:text-properties style:font-name="Arial" style:font-name-complex="Arial" fo:font-size="12pt" style:font-size-asian="12pt" style:font-size-complex="12pt"/>
    </style:style>
    <style:style style:name="P50" style:parent-style-name="Párrafodelista" style:list-style-name="WWNum1" style:family="paragraph">
      <style:text-properties style:font-name="Arial" style:font-name-complex="Arial" fo:font-size="12pt" style:font-size-asian="12pt" style:font-size-complex="12pt"/>
    </style:style>
    <style:style style:name="P51" style:parent-style-name="Párrafodelista" style:list-style-name="WWNum1" style:family="paragraph">
      <style:text-properties style:font-name="Arial" style:font-name-complex="Arial" fo:font-size="12pt" style:font-size-asian="12pt" style:font-size-complex="12pt"/>
    </style:style>
    <style:style style:name="P52" style:parent-style-name="Párrafodelista" style:list-style-name="WWNum1" style:family="paragraph">
      <style:text-properties style:font-name="Arial" style:font-name-complex="Arial" fo:font-size="12pt" style:font-size-asian="12pt" style:font-size-complex="12pt"/>
    </style:style>
    <style:style style:name="T53" style:parent-style-name="Fuentedepárrafopredeter.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54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55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56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57" style:parent-style-name="Fuentedepárrafopredeter.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58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59" style:parent-style-name="Standard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60" style:parent-style-name="Párrafodelista" style:list-style-name="WWNum1" style:family="paragraph">
      <style:text-properties style:font-name="Arial" style:font-name-complex="Arial" fo:font-size="12pt" style:font-size-asian="12pt" style:font-size-complex="12pt"/>
    </style:style>
    <style:style style:name="P61" style:parent-style-name="Párrafodelista" style:list-style-name="WWNum1" style:family="paragraph">
      <style:text-properties style:font-name="Arial" style:font-name-complex="Arial" fo:font-size="12pt" style:font-size-asian="12pt" style:font-size-complex="12pt"/>
    </style:style>
    <style:style style:name="P62" style:parent-style-name="Párrafodelista" style:list-style-name="WWNum1" style:family="paragraph">
      <style:text-properties style:font-name="Arial" style:font-name-complex="Arial" fo:font-size="12pt" style:font-size-asian="12pt" style:font-size-complex="12pt"/>
    </style:style>
    <style:style style:name="P63" style:parent-style-name="Párrafodelista" style:list-style-name="WWNum1" style:family="paragraph">
      <style:text-properties style:font-name="Arial" style:font-name-complex="Arial" fo:font-size="12pt" style:font-size-asian="12pt" style:font-size-complex="12pt"/>
    </style:style>
    <style:style style:name="P64" style:parent-style-name="Standard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65" style:parent-style-name="Párrafodelista" style:list-style-name="WWNum1" style:family="paragraph">
      <style:text-properties style:font-name="Arial" style:font-name-complex="Arial" fo:font-size="12pt" style:font-size-asian="12pt" style:font-size-complex="12pt"/>
    </style:style>
    <style:style style:name="P66" style:parent-style-name="Párrafodelista" style:list-style-name="WWNum1" style:family="paragraph">
      <style:text-properties style:font-name="Arial" style:font-name-complex="Arial" fo:font-size="12pt" style:font-size-asian="12pt" style:font-size-complex="12pt"/>
    </style:style>
    <style:style style:name="P67" style:parent-style-name="Párrafodelista" style:list-style-name="WWNum1" style:family="paragraph">
      <style:text-properties style:font-name="Arial" style:font-name-complex="Arial" fo:font-size="12pt" style:font-size-asian="12pt" style:font-size-complex="12pt"/>
    </style:style>
    <style:style style:name="P68" style:parent-style-name="Párrafodelista" style:list-style-name="WWNum1" style:family="paragraph">
      <style:text-properties style:font-name="Arial" style:font-name-complex="Arial" fo:font-size="12pt" style:font-size-asian="12pt" style:font-size-complex="12pt"/>
    </style:style>
    <style:style style:name="P69" style:parent-style-name="Párrafodelista" style:list-style-name="WWNum1" style:family="paragraph">
      <style:text-properties style:font-name="Arial" style:font-name-complex="Arial" fo:font-size="12pt" style:font-size-asian="12pt" style:font-size-complex="12pt"/>
    </style:style>
    <style:style style:name="P70" style:parent-style-name="Párrafodelista" style:list-style-name="WWNum1" style:family="paragraph">
      <style:text-properties style:font-name="Arial" style:font-name-complex="Arial" fo:font-size="12pt" style:font-size-asian="12pt" style:font-size-complex="12pt"/>
    </style:style>
    <style:style style:name="P71" style:parent-style-name="Standard" style:family="paragraph">
      <style:text-properties style:font-name="Arial" style:font-name-complex="Arial" fo:font-size="12pt" style:font-size-asian="12pt" style:font-size-complex="12pt"/>
    </style:style>
    <style:style style:name="P72" style:parent-style-name="Standard" style:list-style-name="WWNum1" style:family="paragraph">
      <style:text-properties style:font-name="Arial" style:font-name-complex="Arial" fo:font-size="12pt" style:font-size-asian="12pt" style:font-size-complex="12pt"/>
    </style:style>
    <style:style style:name="P73" style:parent-style-name="Standard" style:family="paragraph">
      <style:text-properties style:font-name="Arial" style:font-name-complex="Arial" fo:font-size="12pt" style:font-size-asian="12pt" style:font-size-complex="12pt"/>
    </style:style>
    <style:style style:name="P74" style:parent-style-name="Standard" style:family="paragraph">
      <style:text-properties style:font-name="Arial" style:font-name-complex="Arial" fo:font-size="12pt" style:font-size-asian="12pt" style:font-size-complex="12pt"/>
    </style:style>
    <style:style style:name="P75" style:parent-style-name="Standard" style:family="paragraph">
      <style:text-properties style:font-name="Arial" style:font-name-complex="Arial" fo:font-size="12pt" style:font-size-asian="12pt" style:font-size-complex="12pt"/>
    </style:style>
    <style:style style:name="P76" style:parent-style-name="Standard" style:family="paragraph">
      <style:text-properties style:font-name="Arial" style:font-name-complex="Arial" fo:font-size="12pt" style:font-size-asian="12pt" style:font-size-complex="12pt"/>
    </style:style>
    <style:style style:name="P77" style:parent-style-name="Standard" style:family="paragraph">
      <style:text-properties style:font-name="Arial" style:font-name-complex="Arial" fo:font-size="12pt" style:font-size-asian="12pt" style:font-size-complex="12pt"/>
    </style:style>
    <style:style style:name="T78" style:parent-style-name="Fuentedepárrafopredeter.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79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80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81" style:parent-style-name="Standard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82" style:parent-style-name="Párrafodelista" style:list-style-name="WWNum1" style:family="paragraph">
      <style:text-properties style:font-name="Arial" style:font-name-complex="Arial" fo:font-size="12pt" style:font-size-asian="12pt" style:font-size-complex="12pt"/>
    </style:style>
    <style:style style:name="P83" style:parent-style-name="Párrafodelista" style:list-style-name="WWNum1" style:family="paragraph">
      <style:text-properties style:font-name="Arial" style:font-name-complex="Arial" fo:font-size="12pt" style:font-size-asian="12pt" style:font-size-complex="12pt"/>
    </style:style>
    <style:style style:name="P84" style:parent-style-name="Párrafodelista" style:list-style-name="WWNum1" style:family="paragraph">
      <style:text-properties style:font-name="Arial" style:font-name-complex="Arial" fo:font-size="12pt" style:font-size-asian="12pt" style:font-size-complex="12pt"/>
    </style:style>
    <style:style style:name="P85" style:parent-style-name="Párrafodelista" style:list-style-name="WWNum1" style:family="paragraph">
      <style:text-properties style:font-name="Arial" style:font-name-complex="Arial" fo:font-size="12pt" style:font-size-asian="12pt" style:font-size-complex="12pt"/>
    </style:style>
    <style:style style:name="P86" style:parent-style-name="Standard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87" style:parent-style-name="Párrafodelista" style:list-style-name="WWNum1" style:family="paragraph">
      <style:text-properties style:font-name="Arial" style:font-name-complex="Arial" fo:font-size="12pt" style:font-size-asian="12pt" style:font-size-complex="12pt"/>
    </style:style>
    <style:style style:name="P88" style:parent-style-name="Párrafodelista" style:list-style-name="WWNum1" style:family="paragraph">
      <style:text-properties style:font-name="Arial" style:font-name-complex="Arial" fo:font-size="12pt" style:font-size-asian="12pt" style:font-size-complex="12pt"/>
    </style:style>
    <style:style style:name="P89" style:parent-style-name="Párrafodelista" style:list-style-name="WWNum1" style:family="paragraph">
      <style:text-properties style:font-name="Arial" style:font-name-complex="Arial" fo:font-size="12pt" style:font-size-asian="12pt" style:font-size-complex="12pt"/>
    </style:style>
    <style:style style:name="P90" style:parent-style-name="Párrafodelista" style:list-style-name="WWNum1" style:family="paragraph">
      <style:text-properties style:font-name="Arial" style:font-name-complex="Arial" fo:font-size="12pt" style:font-size-asian="12pt" style:font-size-complex="12pt"/>
    </style:style>
    <style:style style:name="T91" style:parent-style-name="Fuentedepárrafopredeter.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92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93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94" style:parent-style-name="Standard" style:family="paragraph">
      <style:text-properties style:font-name="Arial" style:font-name-complex="Arial" fo:font-size="12pt" style:font-size-asian="12pt" style:font-size-complex="12pt"/>
    </style:style>
    <style:style style:name="P95" style:parent-style-name="Standard" style:family="paragraph">
      <style:text-properties style:font-name="Arial" style:font-name-complex="Arial" fo:font-size="12pt" style:font-size-asian="12pt" style:font-size-complex="12pt"/>
    </style:style>
    <style:style style:name="P96" style:parent-style-name="Standard" style:family="paragraph">
      <style:text-properties style:font-name="Arial" style:font-name-complex="Arial" fo:font-size="12pt" style:font-size-asian="12pt" style:font-size-complex="12pt"/>
    </style:style>
    <style:style style:name="P97" style:parent-style-name="Standard" style:family="paragraph">
      <style:text-properties style:font-name="Arial" style:font-name-complex="Arial" fo:font-size="12pt" style:font-size-asian="12pt" style:font-size-complex="12pt"/>
    </style:style>
    <style:style style:name="P98" style:parent-style-name="Standard" style:family="paragraph">
      <style:text-properties style:font-name="Arial" style:font-name-complex="Arial" fo:font-size="12pt" style:font-size-asian="12pt" style:font-size-complex="12pt"/>
    </style:style>
    <style:style style:name="P99" style:parent-style-name="Standard" style:family="paragraph">
      <style:text-properties style:font-name="Arial" style:font-name-complex="Arial" fo:font-size="12pt" style:font-size-asian="12pt" style:font-size-complex="12pt"/>
    </style:style>
    <style:style style:name="T100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01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102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103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04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105" style:parent-style-name="Standard" style:family="paragraph">
      <style:text-properties style:font-name="Arial" style:font-name-complex="Arial" fo:color="#000000" fo:font-size="12pt" style:font-size-asian="12pt" style:font-size-complex="12pt"/>
    </style:style>
    <style:style style:name="T106" style:parent-style-name="Fuentedepárrafopredeter." style:family="text">
      <style:text-properties style:font-name="Arial" style:font-name-complex="Arial" fo:color="#9ACC38" fo:font-size="12pt" style:font-size-asian="12pt" style:font-size-complex="12pt"/>
    </style:style>
    <style:style style:name="T107" style:parent-style-name="Fuentedepárrafopredeter." style:family="text">
      <style:text-properties style:font-name="Arial" style:font-name-complex="Arial" fo:color="#000000" fo:font-size="12pt" style:font-size-asian="12pt" style:font-size-complex="12pt"/>
    </style:style>
    <style:style style:name="T108" style:parent-style-name="Fuentedepárrafopredeter." style:family="text">
      <style:text-properties style:font-name="Arial" style:font-name-complex="Arial" fo:color="#9ACC38" fo:font-size="12pt" style:font-size-asian="12pt" style:font-size-complex="12pt"/>
    </style:style>
    <style:style style:name="T109" style:parent-style-name="Fuentedepárrafopredeter." style:family="text">
      <style:text-properties style:font-name="Arial" style:font-name-complex="Arial" fo:color="#000000" fo:font-size="12pt" style:font-size-asian="12pt" style:font-size-complex="12pt"/>
    </style:style>
    <style:style style:name="T110" style:parent-style-name="Fuentedepárrafopredeter." style:family="text">
      <style:text-properties style:font-name="Arial" style:font-name-complex="Arial" fo:color="#000000" fo:font-size="12pt" style:font-size-asian="12pt" style:font-size-complex="12pt"/>
    </style:style>
    <style:style style:name="P111" style:parent-style-name="Standard" style:family="paragraph">
      <style:text-properties style:font-name="Arial" style:font-name-complex="Arial" fo:font-size="12pt" style:font-size-asian="12pt" style:font-size-complex="12pt"/>
    </style:style>
    <style:style style:name="P112" style:parent-style-name="Standard" style:family="paragraph">
      <style:text-properties style:font-name="Arial" style:font-name-complex="Arial" fo:font-size="12pt" style:font-size-asian="12pt" style:font-size-complex="12pt"/>
    </style:style>
    <style:style style:name="T113" style:parent-style-name="Fuentedepárrafopredeter.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14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15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16" style:parent-style-name="Fuentedepárrafopredeter." style:family="text">
      <style:text-properties style:font-name="Arial" style:font-name-complex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P117" style:parent-style-name="Standard" style:family="paragraph">
      <style:text-properties style:font-name="Arial" style:font-name-complex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P118" style:parent-style-name="Standard" style:family="paragraph">
      <style:text-properties style:font-name="Arial" style:font-name-complex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P119" style:parent-style-name="Standard" style:family="paragraph">
      <style:text-properties style:font-name="Arial" style:font-name-complex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P120" style:parent-style-name="Standard" style:family="paragraph">
      <style:text-properties style:font-name="Arial" style:font-name-complex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P121" style:parent-style-name="Standard" style:family="paragraph">
      <style:text-properties style:font-name="Arial" style:font-name-complex="Arial" fo:font-size="12pt" style:font-size-asian="12pt" style:font-size-complex="12pt"/>
    </style:style>
    <style:style style:name="T122" style:parent-style-name="Fuentedepárrafopredeter.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23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24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25" style:parent-style-name="Fuentedepárrafopredeter.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26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127" style:parent-style-name="Standard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128" style:parent-style-name="Párrafodelista" style:list-style-name="WWNum1" style:family="paragraph">
      <style:text-properties style:font-name="Arial" style:font-name-complex="Arial" fo:font-size="12pt" style:font-size-asian="12pt" style:font-size-complex="12pt"/>
    </style:style>
    <style:style style:name="P129" style:parent-style-name="Párrafodelista" style:list-style-name="WWNum1" style:family="paragraph">
      <style:text-properties style:font-name="Arial" style:font-name-complex="Arial" fo:font-size="12pt" style:font-size-asian="12pt" style:font-size-complex="12pt"/>
    </style:style>
    <style:style style:name="P130" style:parent-style-name="Párrafodelista" style:list-style-name="WWNum1" style:family="paragraph">
      <style:text-properties style:font-name="Arial" style:font-name-complex="Arial" fo:font-size="12pt" style:font-size-asian="12pt" style:font-size-complex="12pt"/>
    </style:style>
    <style:style style:name="P131" style:parent-style-name="Párrafodelista" style:list-style-name="WWNum1" style:family="paragraph">
      <style:text-properties style:font-name="Arial" style:font-name-complex="Arial" fo:font-size="12pt" style:font-size-asian="12pt" style:font-size-complex="12pt"/>
    </style:style>
    <style:style style:name="P132" style:parent-style-name="Párrafodelista" style:list-style-name="WWNum1" style:family="paragraph">
      <style:text-properties style:font-name="Arial" style:font-name-complex="Arial" fo:font-size="12pt" style:font-size-asian="12pt" style:font-size-complex="12pt"/>
    </style:style>
    <style:style style:name="T133" style:parent-style-name="Fuentedepárrafopredeter.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34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35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136" style:parent-style-name="Standard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TableColumn138" style:family="table-column">
      <style:table-column-properties style:column-width="3.2145in" style:use-optimal-column-width="false"/>
    </style:style>
    <style:style style:name="TableColumn139" style:family="table-column">
      <style:table-column-properties style:column-width="3.2145in" style:use-optimal-column-width="false"/>
    </style:style>
    <style:style style:name="Table137" style:family="table">
      <style:table-properties style:width="6.4291in" fo:margin-left="-0.075in" table:align="left"/>
    </style:style>
    <style:style style:name="TableRow140" style:family="table-row">
      <style:table-row-properties style:min-row-height="0.1979in" style:use-optimal-row-height="false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Standard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Standard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145" style:family="table-row">
      <style:table-row-properties style:min-row-height="0.177in" style:use-optimal-row-height="false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Standard" style:family="paragraph">
      <style:paragraph-properties fo:text-align="center" fo:margin-bottom="0in" fo:line-height="100%"/>
      <style:text-properties style:font-name="Arial" style:font-name-complex="Arial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Standard" style:family="paragraph">
      <style:paragraph-properties fo:text-align="center" fo:margin-bottom="0in" fo:line-height="100%"/>
      <style:text-properties style:font-name="Arial" style:font-name-complex="Arial"/>
    </style:style>
    <style:style style:name="TableRow150" style:family="table-row">
      <style:table-row-properties style:min-row-height="0.1715in" style:use-optimal-row-height="false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Standard" style:family="paragraph">
      <style:paragraph-properties fo:text-align="center" fo:margin-bottom="0in" fo:line-height="100%"/>
      <style:text-properties style:font-name="Arial" style:font-name-complex="Arial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Standard" style:family="paragraph">
      <style:paragraph-properties fo:text-align="center" fo:margin-bottom="0in" fo:line-height="100%"/>
      <style:text-properties style:font-name="Arial" style:font-name-complex="Arial"/>
    </style:style>
    <style:style style:name="TableRow155" style:family="table-row">
      <style:table-row-properties style:min-row-height="0.1819in" style:use-optimal-row-height="false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Standard" style:family="paragraph">
      <style:paragraph-properties fo:text-align="center" fo:margin-bottom="0in" fo:line-height="100%"/>
      <style:text-properties style:font-name="Arial" style:font-name-complex="Arial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Standard" style:family="paragraph">
      <style:paragraph-properties fo:text-align="center" fo:margin-bottom="0in" fo:line-height="100%"/>
      <style:text-properties style:font-name="Arial" style:font-name-complex="Arial"/>
    </style:style>
    <style:style style:name="P160" style:parent-style-name="Standard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T161" style:parent-style-name="Fuentedepárrafopredeter.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62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163" style:parent-style-name="Standard" style:family="paragraph">
      <style:text-properties style:font-name="Arial" style:font-name-complex="Arial" fo:color="#000000" fo:font-size="12pt" style:font-size-asian="12pt" style:font-size-complex="12pt"/>
    </style:style>
    <style:style style:name="P164" style:parent-style-name="Standard" style:family="paragraph">
      <style:text-properties style:font-name="Arial" style:font-name-complex="Arial" fo:color="#000000" fo:font-size="12pt" style:font-size-asian="12pt" style:font-size-complex="12pt"/>
    </style:style>
    <style:style style:name="P165" style:parent-style-name="Standard" style:family="paragraph">
      <style:text-properties style:font-name="Arial" style:font-name-complex="Arial" fo:color="#000000" fo:font-size="12pt" style:font-size-asian="12pt" style:font-size-complex="12pt"/>
    </style:style>
    <style:style style:name="P166" style:parent-style-name="Standard" style:family="paragraph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167" style:parent-style-name="Fuentedepárrafopredeter." style:family="text">
      <style:text-properties style:font-name="Arial" style:font-name-complex="Arial" fo:color="#000000" fo:font-size="12pt" style:font-size-asian="12pt" style:font-size-complex="12pt"/>
    </style:style>
    <style:style style:name="T168" style:parent-style-name="Fuentedepárrafopredeter." style:family="text">
      <style:text-properties style:font-name="Arial" style:font-name-complex="Arial" fo:color="#000000" fo:font-size="12pt" style:font-size-asian="12pt" style:font-size-complex="12pt"/>
    </style:style>
    <style:style style:name="T169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70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71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72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73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174" style:parent-style-name="Standard" style:family="paragraph">
      <style:text-properties style:font-name="Arial" style:font-name-complex="Arial" fo:font-size="12pt" style:font-size-asian="12pt" style:font-size-complex="12pt"/>
    </style:style>
    <style:style style:name="P175" style:parent-style-name="Standard" style:family="paragraph">
      <style:paragraph-properties fo:break-before="page"/>
      <style:text-properties style:font-name="Arial" style:font-name-complex="Arial" fo:font-size="12pt" style:font-size-asian="12pt" style:font-size-complex="12pt"/>
    </style:style>
    <style:style style:name="T176" style:parent-style-name="Fuentedepárrafopredeter.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77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78" style:parent-style-name="Fuentedepárrafopredeter.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79" style:parent-style-name="Fuentedepárrafopredeter.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80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81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82" style:parent-style-name="Fuentedepárrafopredeter." style:family="text">
      <style:text-properties style:font-name="Arial" style:font-name-complex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T183" style:parent-style-name="Fuentedepárrafopredeter.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84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85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86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87" style:parent-style-name="Fuentedepárrafopredeter." style:family="text">
      <style:text-properties style:font-name="Arial" style:font-name-complex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T188" style:parent-style-name="Fuentedepárrafopredeter." style:family="text">
      <style:text-properties style:font-name="Arial" style:font-name-complex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T189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90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91" style:parent-style-name="Fuentedepárrafopredeter." style:family="text">
      <style:text-properties style:font-name="Arial" style:font-name-complex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P192" style:parent-style-name="Párrafodelista" style:list-style-name="WWNum1" style:family="paragraph">
      <style:text-properties style:font-name="Arial" style:font-name-complex="Arial" fo:font-size="12pt" style:font-size-asian="12pt" style:font-size-complex="12pt"/>
    </style:style>
    <style:style style:name="P193" style:parent-style-name="Párrafodelista" style:list-style-name="WWNum1" style:family="paragraph">
      <style:text-properties style:font-name="Arial" style:font-name-complex="Arial" fo:font-size="12pt" style:font-size-asian="12pt" style:font-size-complex="12pt"/>
    </style:style>
    <style:style style:name="P194" style:parent-style-name="Párrafodelista" style:list-style-name="WWNum1" style:family="paragraph">
      <style:text-properties style:font-name="Arial" style:font-name-complex="Arial" fo:font-size="12pt" style:font-size-asian="12pt" style:font-size-complex="12pt"/>
    </style:style>
    <style:style style:name="T195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96" style:parent-style-name="Fuentedepárrafopredeter." style:family="text">
      <style:text-properties style:font-name="Arial" style:font-name-complex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P197" style:parent-style-name="Párrafodelista" style:list-style-name="WWNum1" style:family="paragraph">
      <style:text-properties style:font-name="Arial" style:font-name-complex="Arial" fo:font-size="12pt" style:font-size-asian="12pt" style:font-size-complex="12pt"/>
    </style:style>
    <style:style style:name="P198" style:parent-style-name="Párrafodelista" style:list-style-name="WWNum1" style:family="paragraph">
      <style:text-properties style:font-name="Arial" style:font-name-complex="Arial" fo:font-size="12pt" style:font-size-asian="12pt" style:font-size-complex="12pt"/>
    </style:style>
    <style:style style:name="P199" style:parent-style-name="Párrafodelista" style:list-style-name="WWNum1" style:family="paragraph">
      <style:text-properties style:font-name="Arial" style:font-name-complex="Arial" fo:font-size="12pt" style:font-size-asian="12pt" style:font-size-complex="12pt"/>
    </style:style>
    <style:style style:name="P200" style:parent-style-name="Párrafodelista" style:list-style-name="WWNum1" style:family="paragraph">
      <style:text-properties style:font-name="Arial" style:font-name-complex="Arial" fo:font-size="12pt" style:font-size-asian="12pt" style:font-size-complex="12pt"/>
    </style:style>
    <style:style style:name="T201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202" style:parent-style-name="Fuentedepárrafopredeter." style:family="text">
      <style:text-properties style:font-name="Arial" style:font-name-complex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T203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204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205" style:parent-style-name="Párrafodelista" style:list-style-name="WWNum1" style:family="paragraph">
      <style:text-properties style:font-name="Arial" style:font-name-complex="Arial" fo:font-size="12pt" style:font-size-asian="12pt" style:font-size-complex="12pt"/>
    </style:style>
    <style:style style:name="P206" style:parent-style-name="Párrafodelista" style:list-style-name="WWNum1" style:family="paragraph">
      <style:text-properties style:font-name="Arial" style:font-name-complex="Arial" fo:font-size="12pt" style:font-size-asian="12pt" style:font-size-complex="12pt"/>
    </style:style>
    <style:style style:name="P207" style:parent-style-name="Párrafodelista" style:list-style-name="WWNum1" style:family="paragraph">
      <style:text-properties style:font-name="Arial" style:font-name-complex="Arial" fo:font-size="12pt" style:font-size-asian="12pt" style:font-size-complex="12pt"/>
    </style:style>
    <style:style style:name="P208" style:parent-style-name="Standard" style:family="paragraph">
      <style:text-properties style:font-name="Arial" style:font-name-complex="Arial" fo:font-size="12pt" style:font-size-asian="12pt" style:font-size-complex="12pt"/>
    </style:style>
    <style:style style:name="P209" style:parent-style-name="Standard" style:family="paragraph">
      <style:text-properties style:font-name="Arial" style:font-name-complex="Arial" fo:font-size="12pt" style:font-size-asian="12pt" style:font-size-complex="12pt"/>
    </style:style>
    <style:style style:name="P210" style:parent-style-name="Standard" style:family="paragraph">
      <style:text-properties style:font-name="Arial" style:font-name-complex="Arial" fo:font-size="12pt" style:font-size-asian="12pt" style:font-size-complex="12pt"/>
    </style:style>
    <style:style style:name="P211" style:parent-style-name="Standard" style:family="paragraph">
      <style:text-properties style:font-name="Arial" style:font-name-complex="Arial" fo:font-size="12pt" style:font-size-asian="12pt" style:font-size-complex="12pt"/>
    </style:style>
    <style:style style:name="P212" style:parent-style-name="Standard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213" style:parent-style-name="Standard" style:family="paragraph">
      <style:text-properties style:font-name="Arial" style:font-name-complex="Arial" fo:font-size="12pt" style:font-size-asian="12pt" style:font-size-complex="12pt"/>
    </style:style>
    <style:style style:name="P214" style:parent-style-name="Standard" style:family="paragraph">
      <style:text-properties style:font-name="Arial" style:font-name-complex="Arial" fo:font-size="12pt" style:font-size-asian="12pt" style:font-size-complex="12pt"/>
    </style:style>
    <style:style style:name="P215" style:parent-style-name="Standard" style:family="paragraph">
      <style:text-properties style:font-name="Arial" style:font-name-complex="Arial" fo:font-size="12pt" style:font-size-asian="12pt" style:font-size-complex="12pt"/>
    </style:style>
    <style:style style:name="T216" style:parent-style-name="Fuentedepárrafopredeter.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217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218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219" style:parent-style-name="Standard" style:list-style-name="WWNum1" style:family="paragraph"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220" style:parent-style-name="Standard" style:family="paragraph"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T221" style:parent-style-name="Fuentedepárrafopredeter." style:family="text">
      <style:text-properties style:font-name="Arial" style:font-name-complex="Arial" fo:color="#9ACC38" fo:font-size="12pt" style:font-size-asian="12pt" style:font-size-complex="12pt"/>
    </style:style>
    <style:style style:name="T222" style:parent-style-name="Fuentedepárrafopredeter." style:family="text">
      <style:text-properties style:font-name="Arial" style:font-name-complex="Arial" fo:color="#000000" fo:font-size="12pt" style:font-size-asian="12pt" style:font-size-complex="12pt"/>
    </style:style>
    <style:style style:name="T223" style:parent-style-name="Fuentedepárrafopredeter." style:family="text">
      <style:text-properties style:font-name="Arial" style:font-name-complex="Arial" fo:color="#9ACC38" fo:font-size="12pt" style:font-size-asian="12pt" style:font-size-complex="12pt"/>
    </style:style>
    <style:style style:name="T224" style:parent-style-name="Fuentedepárrafopredeter." style:family="text">
      <style:text-properties style:font-name="Arial" style:font-name-complex="Arial" fo:color="#000000" fo:font-size="12pt" style:font-size-asian="12pt" style:font-size-complex="12pt"/>
    </style:style>
    <style:style style:name="T225" style:parent-style-name="Fuentedepárrafopredeter." style:family="text">
      <style:text-properties style:font-name="Arial" style:font-name-complex="Arial" fo:color="#9ACC38" fo:font-size="12pt" style:font-size-asian="12pt" style:font-size-complex="12pt"/>
    </style:style>
    <style:style style:name="T226" style:parent-style-name="Fuentedepárrafopredeter." style:family="text">
      <style:text-properties style:font-name="Arial" style:font-name-complex="Arial" fo:color="#000000" fo:font-size="12pt" style:font-size-asian="12pt" style:font-size-complex="12pt"/>
    </style:style>
    <style:style style:name="P227" style:parent-style-name="Standard" style:family="paragraph">
      <style:text-properties style:font-name="Arial" style:font-name-complex="Arial" fo:color="#000000" fo:font-size="12pt" style:font-size-asian="12pt" style:font-size-complex="12pt"/>
    </style:style>
    <style:style style:name="T228" style:parent-style-name="Fuentedepárrafopredeter." style:family="text">
      <style:text-properties style:font-name="Arial" style:font-name-complex="Arial" fo:color="#9ACC38" fo:font-size="12pt" style:font-size-asian="12pt" style:font-size-complex="12pt"/>
    </style:style>
    <style:style style:name="T229" style:parent-style-name="Fuentedepárrafopredeter." style:family="text">
      <style:text-properties style:font-name="Arial" style:font-name-complex="Arial" fo:color="#000000" fo:font-size="12pt" style:font-size-asian="12pt" style:font-size-complex="12pt"/>
    </style:style>
    <style:style style:name="P230" style:parent-style-name="Standard" style:family="paragraph"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T231" style:parent-style-name="Fuentedepárrafopredeter." style:family="text">
      <style:text-properties style:font-name="Arial" style:font-name-complex="Arial" fo:color="#9ACC38" fo:font-size="12pt" style:font-size-asian="12pt" style:font-size-complex="12pt"/>
    </style:style>
    <style:style style:name="T232" style:parent-style-name="Fuentedepárrafopredeter." style:family="text">
      <style:text-properties style:font-name="Arial" style:font-name-complex="Arial" fo:color="#000000" fo:font-size="12pt" style:font-size-asian="12pt" style:font-size-complex="12pt"/>
    </style:style>
    <style:style style:name="T233" style:parent-style-name="Fuentedepárrafopredeter." style:family="text">
      <style:text-properties style:font-name="Arial" style:font-name-complex="Arial" fo:color="#000000" fo:font-size="12pt" style:font-size-asian="12pt" style:font-size-complex="12pt"/>
    </style:style>
    <style:style style:name="T234" style:parent-style-name="Fuentedepárrafopredeter." style:family="text">
      <style:text-properties style:font-name="Arial" style:font-name-complex="Arial" fo:color="#9ACC38" fo:font-size="12pt" style:font-size-asian="12pt" style:font-size-complex="12pt"/>
    </style:style>
    <style:style style:name="T235" style:parent-style-name="Fuentedepárrafopredeter." style:family="text">
      <style:text-properties style:font-name="Arial" style:font-name-complex="Arial" fo:color="#000000" fo:font-size="12pt" style:font-size-asian="12pt" style:font-size-complex="12pt"/>
    </style:style>
    <style:style style:name="T236" style:parent-style-name="Fuentedepárrafopredeter." style:family="text">
      <style:text-properties style:font-name="Arial" style:font-name-complex="Arial" fo:color="#9ACC38" fo:font-size="12pt" style:font-size-asian="12pt" style:font-size-complex="12pt"/>
    </style:style>
    <style:style style:name="T237" style:parent-style-name="Fuentedepárrafopredeter." style:family="text">
      <style:text-properties style:font-name="Arial" style:font-name-complex="Arial" fo:color="#000000" fo:font-size="12pt" style:font-size-asian="12pt" style:font-size-complex="12pt"/>
    </style:style>
    <style:style style:name="T238" style:parent-style-name="Fuentedepárrafopredeter." style:family="text">
      <style:text-properties style:font-name="Arial" style:font-name-complex="Arial" fo:color="#9ACC38" fo:font-size="12pt" style:font-size-asian="12pt" style:font-size-complex="12pt"/>
    </style:style>
    <style:style style:name="T239" style:parent-style-name="Fuentedepárrafopredeter." style:family="text">
      <style:text-properties style:font-name="Arial" style:font-name-complex="Arial" fo:color="#000000" fo:font-size="12pt" style:font-size-asian="12pt" style:font-size-complex="12pt"/>
    </style:style>
    <style:style style:name="T240" style:parent-style-name="Fuentedepárrafopredeter." style:family="text">
      <style:text-properties style:font-name="Arial" style:font-name-complex="Arial" fo:color="#9ACC38" fo:font-size="12pt" style:font-size-asian="12pt" style:font-size-complex="12pt"/>
    </style:style>
    <style:style style:name="T241" style:parent-style-name="Fuentedepárrafopredeter." style:family="text">
      <style:text-properties style:font-name="Arial" style:font-name-complex="Arial" fo:color="#000000" fo:font-size="12pt" style:font-size-asian="12pt" style:font-size-complex="12pt"/>
    </style:style>
    <style:style style:name="P242" style:parent-style-name="Standard" style:family="paragraph"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T243" style:parent-style-name="Fuentedepárrafopredeter." style:family="text">
      <style:text-properties style:font-name="Arial" style:font-name-complex="Arial" fo:color="#9ACC38" fo:font-size="12pt" style:font-size-asian="12pt" style:font-size-complex="12pt"/>
    </style:style>
    <style:style style:name="T244" style:parent-style-name="Fuentedepárrafopredeter." style:family="text">
      <style:text-properties style:font-name="Arial" style:font-name-complex="Arial" fo:color="#000000" fo:font-size="12pt" style:font-size-asian="12pt" style:font-size-complex="12pt"/>
    </style:style>
    <style:style style:name="T245" style:parent-style-name="Fuentedepárrafopredeter." style:family="text">
      <style:text-properties style:font-name="Arial" style:font-name-complex="Arial" fo:color="#9ACC38" fo:font-size="12pt" style:font-size-asian="12pt" style:font-size-complex="12pt"/>
    </style:style>
    <style:style style:name="T246" style:parent-style-name="Fuentedepárrafopredeter." style:family="text">
      <style:text-properties style:font-name="Arial" style:font-name-complex="Arial" fo:color="#000000" fo:font-size="12pt" style:font-size-asian="12pt" style:font-size-complex="12pt"/>
    </style:style>
    <style:style style:name="T247" style:parent-style-name="Fuentedepárrafopredeter." style:family="text">
      <style:text-properties style:font-name="Arial" style:font-name-complex="Arial" fo:color="#9ACC38" fo:font-size="12pt" style:font-size-asian="12pt" style:font-size-complex="12pt"/>
    </style:style>
    <style:style style:name="T248" style:parent-style-name="Fuentedepárrafopredeter." style:family="text">
      <style:text-properties style:font-name="Arial" style:font-name-complex="Arial" fo:color="#000000" fo:font-size="12pt" style:font-size-asian="12pt" style:font-size-complex="12pt"/>
    </style:style>
    <style:style style:name="T249" style:parent-style-name="Fuentedepárrafopredeter." style:family="text">
      <style:text-properties style:font-name="Arial" style:font-name-complex="Arial" fo:color="#9ACC38" fo:font-size="12pt" style:font-size-asian="12pt" style:font-size-complex="12pt"/>
    </style:style>
    <style:style style:name="T250" style:parent-style-name="Fuentedepárrafopredeter." style:family="text">
      <style:text-properties style:font-name="Arial" style:font-name-complex="Arial" fo:color="#000000" fo:font-size="12pt" style:font-size-asian="12pt" style:font-size-complex="12pt"/>
    </style:style>
    <style:style style:name="P251" style:parent-style-name="Standard" style:family="paragraph">
      <style:text-properties style:font-name="Arial" style:font-name-complex="Arial" fo:font-size="12pt" style:font-size-asian="12pt" style:font-size-complex="12pt"/>
    </style:style>
    <style:style style:name="P252" style:parent-style-name="Standard" style:family="paragraph">
      <style:text-properties style:font-name="Arial" style:font-name-complex="Arial" fo:font-size="12pt" style:font-size-asian="12pt" style:font-size-complex="12pt"/>
    </style:style>
    <style:style style:name="P253" style:parent-style-name="Standard" style:family="paragraph">
      <style:text-properties style:font-name="Arial" style:font-name-complex="Arial" fo:font-size="12pt" style:font-size-asian="12pt" style:font-size-complex="12pt"/>
    </style:style>
    <style:style style:name="T254" style:parent-style-name="Fuentedepárrafopredeter.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255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256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257" style:parent-style-name="Standard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258" style:parent-style-name="Párrafodelista" style:list-style-name="WWNum1" style:family="paragraph"/>
    <style:style style:name="T259" style:parent-style-name="Fuentedepárrafopredeter." style:family="text">
      <style:text-properties style:font-name="Arial" style:font-name-complex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T260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261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262" style:parent-style-name="Párrafodelista" style:list-style-name="WWNum1" style:family="paragraph"/>
    <style:style style:name="T263" style:parent-style-name="Fuentedepárrafopredeter." style:family="text">
      <style:text-properties style:font-name="Arial" style:font-name-complex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T264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265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266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267" style:parent-style-name="Párrafodelista" style:list-style-name="WWNum1" style:family="paragraph"/>
    <style:style style:name="T268" style:parent-style-name="Fuentedepárrafopredeter." style:family="text">
      <style:text-properties style:font-name="Arial" style:font-name-complex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T269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270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271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272" style:parent-style-name="Fuentedepárrafopredeter.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P273" style:parent-style-name="Párrafodelista" style:list-style-name="WWNum1" style:family="paragraph"/>
    <style:style style:name="T274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275" style:parent-style-name="Fuentedepárrafopredeter." style:family="text">
      <style:text-properties style:font-name="Arial" style:font-name-complex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T276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277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278" style:parent-style-name="Párrafodelista" style:list-style-name="WWNum1" style:family="paragraph"/>
    <style:style style:name="T279" style:parent-style-name="Fuentedepárrafopredeter." style:family="text">
      <style:text-properties style:font-name="Arial" style:font-name-complex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T280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281" style:parent-style-name="Párrafodelista" style:list-style-name="WWNum1" style:family="paragraph"/>
    <style:style style:name="T282" style:parent-style-name="Fuentedepárrafopredeter." style:family="text">
      <style:text-properties style:font-name="Arial" style:font-name-complex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T283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284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285" style:parent-style-name="Standard" style:family="paragraph">
      <style:text-properties style:font-name="Arial" style:font-name-complex="Arial" fo:font-size="12pt" style:font-size-asian="12pt" style:font-size-complex="12pt"/>
    </style:style>
    <style:style style:name="P286" style:parent-style-name="Standard" style:family="paragraph">
      <style:text-properties style:font-name="Arial" style:font-name-complex="Arial" fo:font-size="12pt" style:font-size-asian="12pt" style:font-size-complex="12pt"/>
    </style:style>
    <style:style style:name="P287" style:parent-style-name="Standard" style:family="paragraph">
      <style:text-properties style:font-name="Arial" style:font-name-complex="Arial" fo:font-size="12pt" style:font-size-asian="12pt" style:font-size-complex="12pt"/>
    </style:style>
    <style:style style:name="P288" style:parent-style-name="Standard" style:family="paragraph">
      <style:text-properties style:font-name="Arial" style:font-name-complex="Arial" fo:font-size="12pt" style:font-size-asian="12pt" style:font-size-complex="12pt"/>
    </style:style>
    <style:style style:name="P289" style:parent-style-name="Standard" style:family="paragraph">
      <style:text-properties style:font-name="Arial" style:font-name-complex="Arial" fo:font-size="12pt" style:font-size-asian="12pt" style:font-size-complex="12pt"/>
    </style:style>
    <style:style style:name="P290" style:parent-style-name="Standard" style:family="paragraph">
      <style:text-properties style:font-name="Arial" style:font-name-complex="Arial" fo:font-size="12pt" style:font-size-asian="12pt" style:font-size-complex="12pt"/>
    </style:style>
    <style:style style:name="P291" style:parent-style-name="Standard" style:family="paragraph">
      <style:text-properties style:font-name="Arial" style:font-name-complex="Arial" fo:font-size="12pt" style:font-size-asian="12pt" style:font-size-complex="12pt"/>
    </style:style>
    <style:style style:name="T292" style:parent-style-name="Fuentedepárrafopredeter.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293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294" style:parent-style-name="Standard" style:family="paragraph">
      <style:text-properties style:font-name="Arial" style:font-name-complex="Arial" fo:font-size="12pt" style:font-size-asian="12pt" style:font-size-complex="12pt"/>
    </style:style>
    <style:style style:name="T295" style:parent-style-name="Fuentedepárrafopredeter.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296" style:parent-style-name="Fuentedepárrafopredeter.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297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298" style:parent-style-name="Fuentedepárrafopredeter.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299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300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301" style:parent-style-name="Fuentedepárrafopredeter.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302" style:parent-style-name="Fuentedepárrafopredeter.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303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304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305" style:parent-style-name="Párrafodelista" style:list-style-name="WWNum1" style:family="paragraph">
      <style:text-properties style:font-name="Arial" style:font-name-complex="Arial" fo:font-size="12pt" style:font-size-asian="12pt" style:font-size-complex="12pt"/>
    </style:style>
    <style:style style:name="P306" style:parent-style-name="Párrafodelista" style:list-style-name="WWNum1" style:family="paragraph">
      <style:text-properties style:font-name="Arial" style:font-name-complex="Arial" fo:font-size="12pt" style:font-size-asian="12pt" style:font-size-complex="12pt"/>
    </style:style>
    <style:style style:name="P307" style:parent-style-name="Párrafodelista" style:list-style-name="WWNum1" style:family="paragraph">
      <style:text-properties style:font-name="Arial" style:font-name-complex="Arial" fo:font-size="12pt" style:font-size-asian="12pt" style:font-size-complex="12pt"/>
    </style:style>
    <style:style style:name="P308" style:parent-style-name="Párrafodelista" style:list-style-name="WWNum1" style:family="paragraph">
      <style:text-properties style:font-name="Arial" style:font-name-complex="Arial" fo:font-size="12pt" style:font-size-asian="12pt" style:font-size-complex="12pt"/>
    </style:style>
    <style:style style:name="P309" style:parent-style-name="Párrafodelista" style:list-style-name="WWNum1" style:family="paragraph">
      <style:text-properties style:font-name="Arial" style:font-name-complex="Arial" fo:font-size="12pt" style:font-size-asian="12pt" style:font-size-complex="12pt"/>
    </style:style>
    <style:style style:name="P310" style:parent-style-name="Párrafodelista" style:family="paragraph">
      <style:text-properties style:font-name="Arial" style:font-name-complex="Arial" fo:font-size="12pt" style:font-size-asian="12pt" style:font-size-complex="12pt"/>
    </style:style>
    <style:style style:name="P311" style:parent-style-name="Standard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312" style:parent-style-name="Standard" style:family="paragraph">
      <style:text-properties style:font-name="Arial" style:font-name-complex="Arial" fo:font-size="12pt" style:font-size-asian="12pt" style:font-size-complex="12pt"/>
    </style:style>
    <style:style style:name="P313" style:parent-style-name="Standard" style:family="paragraph">
      <style:text-properties style:font-name="Arial" style:font-name-complex="Arial" fo:font-size="12pt" style:font-size-asian="12pt" style:font-size-complex="12pt"/>
    </style:style>
    <style:style style:name="P314" style:parent-style-name="Standard" style:family="paragraph">
      <style:text-properties style:font-name="Arial" style:font-name-complex="Arial" fo:font-size="12pt" style:font-size-asian="12pt" style:font-size-complex="12pt"/>
    </style:style>
    <style:style style:name="P315" style:parent-style-name="Standard" style:family="paragraph">
      <style:text-properties style:font-name="Arial" style:font-name-complex="Arial" fo:font-size="12pt" style:font-size-asian="12pt" style:font-size-complex="12pt"/>
    </style:style>
    <style:style style:name="T316" style:parent-style-name="Fuentedepárrafopredeter.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317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318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319" style:parent-style-name="Standard" style:family="paragraph">
      <style:text-properties style:font-name="Arial" style:font-name-complex="Arial" fo:color="#000000" fo:font-size="12pt" style:font-size-asian="12pt" style:font-size-complex="12pt"/>
    </style:style>
    <style:style style:name="P320" style:parent-style-name="Standard" style:family="paragraph">
      <style:text-properties style:font-name="Arial" style:font-name-complex="Arial" fo:font-size="12pt" style:font-size-asian="12pt" style:font-size-complex="12pt"/>
    </style:style>
  </office:automatic-styles>
  <office:body>
    <office:text text:use-soft-page-breaks="true">
      <text:p text:style-name="P1">Clase 1.-</text:p>
      <text:p text:style-name="P2"><text:span text:style-name="T3">Tecnología:</text:span><text:span text:style-name="T4"><text:s/>Aplicación de un conjunto de conocimientos y habilidades con el objetivo de permitir al ser humano resolver un problema o lograr satisfacer una necesidad en un ámbito concreto</text:span></text:p>
      <text:p text:style-name="Standard"><text:span text:style-name="T5">Información:</text:span><text:span text:style-name="T6"><text:s/>Constituida por un<text:s/></text:span><text:span text:style-name="T7">grupo de datos ya supervisados y ordenados, que sirven para construir un mensaje basado en un cierto fenómeno o ente. La información permite resolver problemas y tomar decisiones, además de ser la base del conocimiento.</text:span></text:p>
      <text:p text:style-name="Standard"><text:span text:style-name="T8">Organización:</text:span><text:span text:style-name="T9"><text:s/>Es un grupo social con</text:span><text:span text:style-name="T10">formado por personas, tareas y administración, que interactúan para cumplir un objetivo, cada persona desempeña un rol importante para la subsistencia de la organización. Las organizaciones siempre tienen un propósito.</text:span></text:p>
      <text:p text:style-name="P11">Una organización por lo general cuenta con:</text:p>
      <text:list text:style-name="WWNum1">
        <text:list-item>
          <text:p text:style-name="P12"><text:span text:style-name="T13">Objetivos:</text:span><text:span text:style-name="T14"><text:s text:c="2"/>Son los fines hacia donde se encamina la actividad de la organización</text:span></text:p>
        </text:list-item>
        <text:list-item>
          <text:p text:style-name="P15"><text:span text:style-name="T16">Metas:</text:span><text:span text:style-name="T17"><text:s/>Son fines específicos que en conjunto logran un objetivo.</text:span></text:p>
        </text:list-item>
        <text:list-item>
          <text:p text:style-name="P18"><text:span text:style-name="T19">Recursos humanos:</text:span><text:span text:style-name="T20"><text:s/>Personas o grupos que trabajan juntos aportando su esfuerzo físico e intelectual par</text:span><text:span text:style-name="T21">a llegar al objetivo.</text:span></text:p>
        </text:list-item>
        <text:list-item>
          <text:p text:style-name="P22"><text:span text:style-name="T23">Recursos materiales:</text:span><text:span text:style-name="T24"><text:s/>Son los medios que utiliza la organización para alcanzar sus fines, pueden ser recursos físicos (materias primas, maquinarias, etc.), recursos naturales (combustibles, energía, etc.) o recursos financieros (dinero</text:span><text:span text:style-name="T25">, prestamos, acciones, etc.)</text:span></text:p>
        </text:list-item>
        <text:list-item>
          <text:p text:style-name="P26"><text:span text:style-name="T27">Información:</text:span><text:span text:style-name="T28"><text:s/>Recursos generados por la mente humana, apoyados o no por la tecnología</text:span></text:p>
        </text:list-item>
      </text:list>
      <text:p text:style-name="P29"/>
      <text:p text:style-name="P30">La organización como sistema es mayor que la simple sumatoria de los individuos que la componen. La cultura que comparten le da entidad propia y, a su vez, esa cultura define y sostiene los objetivos comunes que busca alcanzar.</text:p>
      <text:p text:style-name="P31">Clasificación de las organizaciones: <text:s/></text:p>
      <text:p text:style-name="P32">Las organizaciones se pueden clasificar por</text:p>
      <text:list text:style-name="WWNum1" text:continue-numbering="true">
        <text:list-item>
          <text:p text:style-name="P33">Finalidad (con o sin fines de lucro)</text:p>
        </text:list-item>
        <text:list-item>
          <text:p text:style-name="P34"><text:s/>Formalidad (formales o informales)</text:p>
        </text:list-item>
        <text:list-item>
          <text:p text:style-name="P35">Grado de<text:s/>centralización (centralizadas/descentralizadas)</text:p>
        </text:list-item>
        <text:list-item>
          <text:p text:style-name="P36"><text:s/>Localización (locales/nacionales/multinacionales/globales)</text:p>
        </text:list-item>
        <text:list-item>
          <text:p text:style-name="P37">Propiedad (Publica /privada)</text:p>
        </text:list-item>
        <text:list-item>
          <text:p text:style-name="P38">Toma de decisiones (verticales, horizontales, red)</text:p>
        </text:list-item>
      </text:list>
      <text:p text:style-name="Standard"><text:span text:style-name="T39">Una organización es un grupo social formado por personas, tareas y a</text:span><text:span text:style-name="T40">dministración, que interactúan en el marco de una estructura sistemática para cumplir con sus objetivos.</text:span></text:p>
      <text:p text:style-name="P41">La organización tiene objetivos, metas, recursos humanos, recursos materiales e información.</text:p>
      <text:p text:style-name="P42">La organización como sistema es mayor que la simple<text:s/>sumatoria de los individuos que la componen (SINERGIA).</text:p>
      <text:p text:style-name="P43">La cultura que comparten le da entidad propia y, a su vez, esa cultura define y sostiene los objetivos comunes que busca alcanzar.</text:p>
      <text:p text:style-name="P44"/>
      <text:p text:style-name="P45">Clase 2.-</text:p>
      <text:p text:style-name="Standard"><text:span text:style-name="T46">Organigrama:<text:s/></text:span><text:span text:style-name="T47">Un organigrama es una representación gráfica<text:s/></text:span><text:span text:style-name="T48">de la estructura formal de una organización. Representa las unidades de la organización en las que se han agrupado las funciones que se llevan a cabo, así como también los niveles jerárquicos y las líneas de autoridad correspondientes.</text:span></text:p>
      <text:p text:style-name="P49">Ventajas:</text:p>
      <text:list text:style-name="WWNum1" text:continue-numbering="true">
        <text:list-item>
          <text:p text:style-name="P50">Conocer la<text:s/>estructura de una organización.</text:p>
        </text:list-item>
        <text:list-item>
          <text:p text:style-name="P51">Cada individuo que trabaja en ella puede tener una clara visión de su posición, su rol y sus posibilidades de ascenso</text:p>
        </text:list-item>
        <text:list-item>
          <text:p text:style-name="P52">Permite detectar fallas</text:p>
        </text:list-item>
      </text:list>
      <text:p text:style-name="Standard"><text:span text:style-name="T53">Empresa:<text:s/></text:span><text:span text:style-name="T54">Es un tipo de organización que desarrolla actividades económicas, por lo</text:span><text:span text:style-name="T55"><text:s/>tanto tienen fines de lucro y también posee objetivos, metas, recursos humanos, naturales, materiales e información. En términos económicos, la empres822a se define como la unidad que reúne los servicios de los factores de producción y los emplea para pro</text:span><text:span text:style-name="T56">ducir bienes o servicios que serán comercializados.</text:span></text:p>
      <text:soft-page-break/>
      <text:p text:style-name="Standard"><text:span text:style-name="T57">Estructura de la empresa:<text:s/></text:span><text:span text:style-name="T58">Es el agrupamiento de las distintas unidades en las que se subdivide la misma.</text:span></text:p>
      <text:p text:style-name="P59">Criterios de diseño de una empresa:</text:p>
      <text:list text:style-name="WWNum1" text:continue-numbering="true">
        <text:list-item>
          <text:p text:style-name="P60">Que todas las funciones se encuentren cubiertas para cumplir objetivos</text:p>
        </text:list-item>
        <text:list-item>
          <text:p text:style-name="P61">Que cada unidad esté en condiciones de cumplir su función</text:p>
        </text:list-item>
        <text:list-item>
          <text:p text:style-name="P62">Búsqueda de la eficiencia en la asignación de las tareas</text:p>
        </text:list-item>
        <text:list-item>
          <text:p text:style-name="P63">Que las tareas homogéneas sean asignadas a una misma unidad</text:p>
        </text:list-item>
      </text:list>
      <text:p text:style-name="P64">Funciones de una empresa:</text:p>
      <text:list text:style-name="WWNum1" text:continue-numbering="true">
        <text:list-item>
          <text:p text:style-name="P65">Producción</text:p>
        </text:list-item>
        <text:list-item>
          <text:p text:style-name="P66">Comercialización</text:p>
        </text:list-item>
        <text:list-item>
          <text:p text:style-name="P67">Recursos humanos</text:p>
        </text:list-item>
        <text:list-item>
          <text:p text:style-name="P68">Financiación</text:p>
        </text:list-item>
        <text:list-item>
          <text:p text:style-name="P69">Administración</text:p>
        </text:list-item>
        <text:list-item>
          <text:p text:style-name="P70">IDI <text:s/>(Investigación, desarrollo e innovación)</text:p>
        </text:list-item>
      </text:list>
      <text:p text:style-name="P71">Empresas de base tecnológica:</text:p>
      <text:list text:style-name="WWNum1" text:continue-numbering="true">
        <text:list-item>
          <text:p text:style-name="P72"><text:s/>I&amp;D, uso intensivo del conocimiento, innovación, de rápido crecimiento y adaptación a los cambios</text:p>
        </text:list-item>
      </text:list>
      <text:p text:style-name="P73"/>
      <text:p text:style-name="P74"/>
      <text:p text:style-name="P75"/>
      <text:p text:style-name="P76"/>
      <text:p text:style-name="P77">Clase 3.-</text:p>
      <text:p text:style-name="Standard"><text:span text:style-name="T78">Proceso de negocios:<text:s/></text:span><text:span text:style-name="T79">Es un<text:s/></text:span><text:span text:style-name="T80">conjunto de actividades relacionadas en forma lógica, que define cómo se desempeñan las tareas específicas de negocios, y representa una forma única en que una organización coordina el trabajo, la información y el conocimiento.</text:span></text:p>
      <text:p text:style-name="Standard"/>
      <text:soft-page-break/>
      <text:p text:style-name="P81">Proceso de negocios orientado a funciones:</text:p>
      <text:list text:style-name="WWNum1" text:continue-numbering="true">
        <text:list-item>
          <text:p text:style-name="P82">Los roles y funciones están alineados por áreas</text:p>
        </text:list-item>
        <text:list-item>
          <text:p text:style-name="P83">No hay una visibilidad clara del proceso a través de las tareas funcionales</text:p>
        </text:list-item>
        <text:list-item>
          <text:p text:style-name="P84">El control de costos se realiza por centros de costo, alineados a tareas funcionales</text:p>
        </text:list-item>
        <text:list-item>
          <text:p text:style-name="P85">Se pierde el valor del proceso<text:s/>al dar más peso a la búsqueda de eficiencia de las áreas funcionales.</text:p>
        </text:list-item>
      </text:list>
      <text:p text:style-name="P86">Proceso de negocios orientado a procesos:</text:p>
      <text:list text:style-name="WWNum1" text:continue-numbering="true">
        <text:list-item>
          <text:p text:style-name="P87">Los roles y responsabilidades están alineados por procesos de negocios</text:p>
        </text:list-item>
        <text:list-item>
          <text:p text:style-name="P88">Se tiene una visibilidad del proceso de negocio desde el principio hasta<text:s/>el fin.</text:p>
        </text:list-item>
        <text:list-item>
          <text:p text:style-name="P89">El control de costos se alinea según los pasos en los procesos.</text:p>
        </text:list-item>
        <text:list-item>
          <text:p text:style-name="P90">Se centra en la eficacia, sin perder la eficiencia, facilitando la generación de valor de quienes consumen los servicios</text:p>
        </text:list-item>
      </text:list>
      <text:p text:style-name="Standard"><text:span text:style-name="T91">Arquitectura empresarial: <text:s/></text:span><text:span text:style-name="T92">AE= E + N + T (ESTRATEGIA + NEGOCIO<text:s/></text:span><text:span text:style-name="T93">+ TECNOLOGIA) Basada en:</text:span></text:p>
      <text:p text:style-name="P94">- Arquitectura de PN</text:p>
      <text:p text:style-name="P95">- Arquitectura de software</text:p>
      <text:p text:style-name="P96">- Arquitectura de infraestructura</text:p>
      <text:p text:style-name="P97">- Arquitectura de información</text:p>
      <text:p text:style-name="P98">-Arquitectura de producto</text:p>
      <text:p text:style-name="P99"/>
      <text:p text:style-name="Standard"><text:span text:style-name="T100"><text:s/></text:span><text:span text:style-name="T101">Arquitectura Empresarial<text:s/></text:span><text:span text:style-name="T102">es:</text:span><text:span text:style-name="T103"><text:s/>una práctica profesional y la gestión emergente que se<text:s/></text:span><text:span text:style-name="T104">dedica a mejorar el rendimiento de las empresas por lo que les permite verse a sí mismos en términos de visión integrada de su dirección estratégica, prácticas comerciales, los flujos de información, recursos y tecnología</text:span></text:p>
      <text:p text:style-name="P105">Una arquitectura claramente articulada describe la organización de la empresa deseada y la forma de operación. Para lograrlo establece lo siguiente:</text:p>
      <text:soft-page-break/>
      <text:p text:style-name="Standard"><text:span text:style-name="T106"></text:span><text:span text:style-name="T107">Una definición de los cambios que se deben implementar para lograr esta organización y sus objetivos</text:span></text:p>
      <text:p text:style-name="Standard"><text:span text:style-name="T108"></text:span><text:span text:style-name="T109">Una base para el control y la<text:s/></text:span><text:span text:style-name="T110">gestión de sus operaciones</text:span></text:p>
      <text:p text:style-name="P111">El propósito de arquitectura empresarial es optimizar en toda organización los procesos legados que usualmente están fragmentados (tanto manuales como en automáticos) en un entorno integrado que sea sensible a cambios y apoye la<text:s/>estrategia del negocio.</text:p>
      <text:p text:style-name="P112">Definimos una función de la arquitectura empresarial como el equipo con responsabilidades formales para la definición o la supervisión de la normalización y la integración en toda la empresa.</text:p>
      <text:p text:style-name="Standard"><text:span text:style-name="T113">Sistemas de información:<text:s/></text:span><text:span text:style-name="T114">Los sistemas de</text:span><text:span text:style-name="T115"><text:s/>información automatizan partes de los procesos de negocios y pueden ayudar a las organizaciones a rediseñar y hacer más eficientes estos procesos</text:span><text:span text:style-name="T116">.</text:span></text:p>
      <text:p text:style-name="P117"/>
      <text:p text:style-name="P118"/>
      <text:p text:style-name="P119"/>
      <text:p text:style-name="P120"/>
      <text:p text:style-name="P121">Clase 4.-</text:p>
      <text:p text:style-name="Standard"><text:span text:style-name="T122">Colaboración:<text:s/></text:span><text:span text:style-name="T123">Es trabajar con otros para lograr objetivos compartidos y explícitos(SINERGIA).<text:s/></text:span><text:span text:style-name="T124">Puede ser de corto o largo plazo. Los empleados pueden colaborar en grupos informales de la estructura organizacional de la empresa, o se pueden organizar en equipos formales.</text:span></text:p>
      <text:p text:style-name="Standard"><text:span text:style-name="T125">Equipos:<text:s/></text:span><text:span text:style-name="T126">Tienen una misión específica que alguien en la empresa les asignó.</text:span></text:p>
      <text:p text:style-name="P127">Beneficios de la colaboración:</text:p>
      <text:list text:style-name="WWNum1" text:continue-numbering="true">
        <text:list-item>
          <text:p text:style-name="P128">Productividad</text:p>
        </text:list-item>
        <text:list-item>
          <text:p text:style-name="P129">Calidad</text:p>
        </text:list-item>
        <text:list-item>
          <text:p text:style-name="P130">Innovación</text:p>
        </text:list-item>
        <text:list-item>
          <text:p text:style-name="P131">Servicio al cliente</text:p>
        </text:list-item>
        <text:list-item>
          <text:p text:style-name="P132">Desempeño financiero</text:p>
        </text:list-item>
      </text:list>
      <text:soft-page-break/>
      <text:p text:style-name="Standard"><text:span text:style-name="T133">Herramientas colaborativas:</text:span><text:span text:style-name="T134"><text:s/>Son los sistemas que permiten acceder a ciertos servicios que facilitan a los usuarios comunicarse y trabajar<text:s/></text:span><text:span text:style-name="T135">conjuntamente.</text:span></text:p>
      <text:p text:style-name="P136">Trabajo en equipo vs Grupo de trabajo:</text:p>
      <table:table table:style-name="Table137">
        <table:table-columns>
          <table:table-column table:style-name="TableColumn138"/>
          <table:table-column table:style-name="TableColumn139"/>
        </table:table-columns>
        <table:table-row table:style-name="TableRow140">
          <table:table-cell table:style-name="TableCell141">
            <text:p text:style-name="P142">Trabajo en equipo</text:p>
          </table:table-cell>
          <table:table-cell table:style-name="TableCell143">
            <text:p text:style-name="P144">Grupo de trabajo</text:p>
          </table:table-cell>
        </table:table-row>
        <table:table-row table:style-name="TableRow145">
          <table:table-cell table:style-name="TableCell146">
            <text:p text:style-name="P147">Liderazgo compartido</text:p>
          </table:table-cell>
          <table:table-cell table:style-name="TableCell148">
            <text:p text:style-name="P149">Hay un líder</text:p>
          </table:table-cell>
        </table:table-row>
        <table:table-row table:style-name="TableRow150">
          <table:table-cell table:style-name="TableCell151">
            <text:p text:style-name="P152">Responsabilidad compartida</text:p>
          </table:table-cell>
          <table:table-cell table:style-name="TableCell153">
            <text:p text:style-name="P154">Responsabilidad individual</text:p>
          </table:table-cell>
        </table:table-row>
        <table:table-row table:style-name="TableRow155">
          <table:table-cell table:style-name="TableCell156">
            <text:p text:style-name="P157">Se discute, se decide y se trabaja conjuntamente</text:p>
          </table:table-cell>
          <table:table-cell table:style-name="TableCell158">
            <text:p text:style-name="P159">Se discute, se decide y<text:s/>se relega</text:p>
          </table:table-cell>
        </table:table-row>
      </table:table>
      <text:p text:style-name="P160"/>
      <text:p text:style-name="Standard"><text:span text:style-name="T161">Jefe vs Líder:<text:s/></text:span><text:span text:style-name="T162">El jefe ordena y el líder motiva.</text:span></text:p>
      <text:p text:style-name="P163">Aprender a escuchar a los demás, tener la mente abierta, ser respetuoso en las disidencias, entre otras, ayuda a resolver los conflictos.</text:p>
      <text:p text:style-name="P164"/>
      <text:p text:style-name="P165"/>
      <text:p text:style-name="P166">Soft skills</text:p>
      <text:p text:style-name="Standard"><text:span text:style-name="T167">Se le llama a las habilidades<text:s/></text:span><text:span text:style-name="T168">blandas, se refieren a un<text:s/></text:span><text:span text:style-name="T169">amplio conjunto de competencias,</text:span><text:s/><text:span text:style-name="T170">comportamientos, actitudes y cualidades personales que permiten a las personas</text:span><text:s/><text:span text:style-name="T171">navegar eficazmente en su entorno, trabajar bien con otros, desempeñarse bien y alcanzar sus metas. Estas<text:s/></text:span><text:span text:style-name="T172">habilidades son ampliamente aplicables y complementan otras habilidades</text:span><text:s/><text:span text:style-name="T173">como técnicas, vocacionales y académicas</text:span></text:p>
      <text:p text:style-name="P174"/>
      <text:soft-page-break/>
      <text:p text:style-name="P175">Clase 5.-</text:p>
      <text:p text:style-name="Standard"><text:span text:style-name="T176">Metodología:</text:span><text:span text:style-name="T177"><text:s/>conjunto de métodos que se utilizan para cubrir las actividades de un proceso determinado</text:span></text:p>
      <text:p text:style-name="Standard"><text:span text:style-name="T178">Metodología de Desarrollo de<text:s/></text:span><text:span text:style-name="T179">Sistemas:<text:s/></text:span><text:span text:style-name="T180"><text:s/>conjunto de métodos que brindan soporte a cada una de las actividades dentro de las fases de un proyecto de sistemas.</text:span></text:p>
      <text:p text:style-name="Standard"><text:span text:style-name="T181">•<text:s/></text:span><text:span text:style-name="T182">Metodologías Estructuradas</text:span><text:span text:style-name="T183">:</text:span><text:span text:style-name="T184"><text:s/>Son Técnicas orientadas a los procesos más que a los datos. Son descendentes: desde el nivel más<text:s/></text:span><text:span text:style-name="T185">alto y abstracto hasta el nivel más bajo y detallado. Se utilizan para el enfoque de ciclo de vida tradicional primordialmente e incluyen análisis estructurado, diseño estructurado (diagrama de estructura) y programación estructurada (modularizacion).</text:span></text:p>
      <text:p text:style-name="Standard"><text:span text:style-name="T186">•<text:s/></text:span><text:span text:style-name="T187">RU</text:span><text:span text:style-name="T188">P (Rational Unified Process):</text:span><text:span text:style-name="T189"><text:s/>Divide el proceso en 4 partes: Inicio, elaboración, construcción, transición.</text:span></text:p>
      <text:p text:style-name="Standard"><text:span text:style-name="T190">•<text:s/></text:span><text:span text:style-name="T191">Desarrollo orientado a Objetos</text:span></text:p>
      <text:list text:style-name="WWNum1" text:continue-numbering="true">
        <text:list-item>
          <text:p text:style-name="P192">Objeto como unidad básica que encapsula sus datos y acciones que se pueden realizar sobre los mismos. Los objetos se relacionan entre si.</text:p>
        </text:list-item>
        <text:list-item>
          <text:p text:style-name="P193">Los objetos tienen la característica que son reutilizables, se agrupan en clases y utilizan herencia.</text:p>
        </text:list-item>
        <text:list-item>
          <text:p text:style-name="P194">Utilizado para enfoque híbrido entre ciclo de vida tradicional y prototipos</text:p>
        </text:list-item>
      </text:list>
      <text:p text:style-name="Standard"><text:span text:style-name="T195">•<text:s/></text:span><text:span text:style-name="T196">Métodos Agiles</text:span></text:p>
      <text:list text:style-name="WWNum1" text:continue-numbering="true">
        <text:list-item>
          <text:p text:style-name="P197">Proceso de Creación de Sistemas funcionales en tiempo muy corto.</text:p>
        </text:list-item>
        <text:list-item>
          <text:p text:style-name="P198">Proceso no secuencial.</text:p>
        </text:list-item>
        <text:list-item>
          <text:p text:style-name="P199">Partes clave del desarrollo se realizan en paralelo.</text:p>
        </text:list-item>
        <text:list-item>
          <text:p text:style-name="P200">Colaboración estrecha entre usuarios y especialistas de sistemas.</text:p>
        </text:list-item>
      </text:list>
      <text:p text:style-name="Standard"><text:span text:style-name="T201">•<text:s/></text:span><text:span text:style-name="T202">Reingeniería del Software</text:span><text:span text:style-name="T203">: Metodología que ataca el problema del envejecimiento del s</text:span><text:span text:style-name="T204">oftware reciclándolo. Se utiliza la reingeniería para extraer la información de diseño y programación de los sistemas existentes siguiendo los pasos:</text:span></text:p>
      <text:list text:style-name="WWNum1" text:continue-numbering="true">
        <text:list-item>
          <text:p text:style-name="P205">Ingeniería inversa</text:p>
        </text:list-item>
        <text:list-item>
          <text:p text:style-name="P206">Modificación del diseño y especificaciones del programa</text:p>
        </text:list-item>
        <text:list-item>
          <text:p text:style-name="P207">Ingeniería hacia adelante</text:p>
        </text:list-item>
      </text:list>
      <text:p text:style-name="P208"/>
      <text:p text:style-name="P209"/>
      <text:p text:style-name="P210"/>
      <text:p text:style-name="P211"/>
      <text:p text:style-name="P212">Gestión de Configuración de Software:</text:p>
      <text:p text:style-name="P213">Se refiere a las prácticas y herramientas transversales al desarrollo de software (a los requerimientos o el diseño en sí del programa), para atacar incumbencias como: •Reproducibilidad de releases</text:p>
      <text:p text:style-name="P214">•Comunicación</text:p>
      <text:p text:style-name="P215">•Interacción, coordinación e integración del trabajo de los diferentes miembros del equipo</text:p>
      <text:p text:style-name="Standard"><text:span text:style-name="T216">Sistema de Versionado de Código:<text:s/></text:span><text:span text:style-name="T217">Un Sistema de Versionado de Código (SVC) nos permite compartir el código fuente de nuestros desarrollos y a la vez<text:s/></text:span><text:span text:style-name="T218">mantener un registro de los cambios por los que va pasando.</text:span></text:p>
      <text:list text:style-name="WWNum1" text:continue-numbering="true">
        <text:list-item>
          <text:p text:style-name="P219">Software como producto/servicio</text:p>
        </text:list-item>
      </text:list>
      <text:p text:style-name="P220">Creación de sistemas</text:p>
      <text:p text:style-name="Standard"><text:span text:style-name="T221"><text:s/>-<text:s/></text:span><text:span text:style-name="T222">Tradicional</text:span></text:p>
      <text:p text:style-name="Standard"><text:span text:style-name="T223"><text:s/>- <text:s/></text:span><text:span text:style-name="T224">Prototipos</text:span></text:p>
      <text:p text:style-name="Standard"><text:span text:style-name="T225"><text:s/>- <text:s/></text:span><text:span text:style-name="T226">Desarrollo por usuarios finales</text:span></text:p>
      <text:p text:style-name="P227"><text:s/>- Compra de paquetes</text:p>
      <text:p text:style-name="Standard"><text:span text:style-name="T228"><text:s/>-<text:s/></text:span><text:span text:style-name="T229">Terciarización</text:span></text:p>
      <text:p text:style-name="P230">Metodologías de desarrollo:</text:p>
      <text:p text:style-name="Standard"><text:span text:style-name="T231"><text:s text:c="2"/>-<text:s/></text:span><text:span text:style-name="T232">Metod</text:span><text:span text:style-name="T233">ologías Estructuradas</text:span></text:p>
      <text:p text:style-name="Standard"><text:span text:style-name="T234"><text:s text:c="2"/>-<text:s/></text:span><text:span text:style-name="T235">RUP (Rational Unified Process)</text:span></text:p>
      <text:p text:style-name="Standard"><text:span text:style-name="T236"><text:s text:c="2"/>-<text:s/></text:span><text:span text:style-name="T237">Desarrollo orientado a Objetos</text:span></text:p>
      <text:p text:style-name="Standard"><text:span text:style-name="T238"><text:s text:c="2"/>-<text:s/></text:span><text:span text:style-name="T239">Métodos Agiles</text:span></text:p>
      <text:soft-page-break/>
      <text:p text:style-name="Standard"><text:span text:style-name="T240"><text:s text:c="3"/>-<text:s/></text:span><text:span text:style-name="T241">Reingeniería del Software</text:span></text:p>
      <text:p text:style-name="P242">Trazabilidad</text:p>
      <text:p text:style-name="Standard"><text:span text:style-name="T243"><text:s/>- <text:s/></text:span><text:span text:style-name="T244">Gestión de Versiones<text:s/></text:span><text:span text:style-name="T245"><text:s text:c="57"/>- <text:s/></text:span><text:span text:style-name="T246">Gestión de Cambios</text:span></text:p>
      <text:p text:style-name="Standard"><text:span text:style-name="T247"><text:s/>-<text:s/></text:span><text:span text:style-name="T248">Gestión de Requerimientos <text:s text:c="5"/></text:span><text:span text:style-name="T249"><text:s text:c="40"/>- <text:s/></text:span><text:span text:style-name="T250">Gestión de Incidencias</text:span></text:p>
      <text:p text:style-name="P251"/>
      <text:p text:style-name="P252"/>
      <text:p text:style-name="P253">Clase 6.-</text:p>
      <text:p text:style-name="Standard"><text:span text:style-name="T254">Seguridad informática:</text:span><text:span text:style-name="T255"><text:s/>Es la disciplina que se ocupa de diseñar l</text:span><text:span text:style-name="T256">as normas, procedimientos, métodos y técnicas, orientados a proveer condiciones seguras y confiables, para el procesamiento de los datos en los sistemas informáticos.</text:span></text:p>
      <text:p text:style-name="P257">Principios de la seguridad informática:</text:p>
      <text:list text:style-name="WWNum1" text:continue-numbering="true">
        <text:list-item>
          <text:p text:style-name="P258"><text:span text:style-name="T259">Confidencialidad</text:span><text:span text:style-name="T260">: Se refiere a la privacidad de l</text:span><text:span text:style-name="T261">os elementos de información almacenados y procesados en un sistema informático. Este principio es particularmente importante en sistemas distribuidos.</text:span></text:p>
        </text:list-item>
        <text:list-item>
          <text:p text:style-name="P262"><text:span text:style-name="T263">Integridad</text:span><text:span text:style-name="T264">: <text:s/>Se refiere a la validez y consistencia de los elementos de información<text:s/></text:span><text:span text:style-name="T265">almacenados y procesados en un sistema informático. Basándose en este principio, las herramientas de seguridad informática deben asegurar que los procesos de actualización estén sincronizados y no se dupliquen, de forma que todos los elementos del sistema<text:s/></text:span><text:span text:style-name="T266">manipulen adecuadamente los mismos datos. Este principio es particularmente importante en sistemas descentralizados.</text:span></text:p>
        </text:list-item>
        <text:list-item>
          <text:p text:style-name="P267"><text:span text:style-name="T268">Disponibilidad</text:span><text:span text:style-name="T269">: Se refiere a la continuidad de acceso a los elementos de información almacenados y procesados en un sistema informático. Ba</text:span><text:span text:style-name="T270">sándose en este principio, las herramientas de Seguridad Informática deben reforzar la permanencia del sistema informático, en condiciones de actividad adecuadas para que los usuarios accedan a los datos con la frecuencia y dedicación que requieran. Este p</text:span><text:span text:style-name="T271">rincipio es particularmente importante en sistemas informáticos cuyo compromiso con el usuario, es prestar servicio permanente.</text:span></text:p>
        </text:list-item>
      </text:list>
      <text:p text:style-name="Standard"><text:span text:style-name="T272">Mecanismos de seguridad informática:</text:span></text:p>
      <text:list text:style-name="WWNum1" text:continue-numbering="true">
        <text:list-item>
          <text:p text:style-name="P273"><text:span text:style-name="T274"><text:s/></text:span><text:span text:style-name="T275">Preventivos</text:span><text:span text:style-name="T276">: Actúan antes de que un hecho ocurra y su función es detener agentes no desead</text:span><text:span text:style-name="T277">os.</text:span></text:p>
        </text:list-item>
        <text:list-item>
          <text:p text:style-name="P278"><text:span text:style-name="T279">Detectivos</text:span><text:span text:style-name="T280">: Actúan antes de que un hecho ocurra y su función es revelar la presencia de agentes no deseados en algún componente del sistema. Se caracterizan por enviar un aviso y registrar la incidencia.</text:span></text:p>
        </text:list-item>
        <text:list-item>
          <text:p text:style-name="P281"><text:span text:style-name="T282">Correctivos</text:span><text:span text:style-name="T283">: Actúan luego de ocurrido el<text:s/></text:span><text:span text:style-name="T284">hecho y su función es corregir las consecuencias.</text:span></text:p>
        </text:list-item>
      </text:list>
      <text:p text:style-name="P285"/>
      <text:p text:style-name="P286"/>
      <text:p text:style-name="P287"/>
      <text:p text:style-name="P288"/>
      <text:p text:style-name="P289"/>
      <text:p text:style-name="P290"/>
      <text:p text:style-name="P291">Clase 7.-<text:s/><text:tab/></text:p>
      <text:p text:style-name="Standard"><text:span text:style-name="T292">Rol:</text:span><text:span text:style-name="T293"><text:s/>Es una tarea asignada a cada persona en un equipo de trabajo, una persona puede tener mas de un rol.</text:span></text:p>
      <text:p text:style-name="P294">Abreviatura SW, es una palabra que proviene del inglés y que da significado al soporte lógico de un sistema informático, es decir, es la parte no física que hace referencia a un programa o conjunto de programas de cómputo que incluye datos, reglas e instrucciones para poder comunicarse con la computadora y que hacen posible su funcionamiento. Sin Software, las máquinas serían inútiles, y es desarrollado mediante el uso de distintos lenguajes de programación que consisten en símbolos y reglas semánticas y sintácticas y que definen el significado de sus elementos y expresiones.</text:p>
      <text:p text:style-name="Standard"><text:span text:style-name="T295">Software de</text:span><text:span text:style-name="T296"><text:s/>sistemas: <text:s/></text:span><text:span text:style-name="T297">Su propósito general es servir a otros programas. Se relaciona directamente con el hardware y es empleado por diversos usuarios de forma concurrente. Maneja estructuras complejas y variedad de interfaces externas.</text:span></text:p>
      <text:p text:style-name="Standard"><text:span text:style-name="T298">Software de programación:<text:s/></text:span><text:span text:style-name="T299">Repr</text:span><text:span text:style-name="T300">esentan al conjunto de programas que nos permiten desarrollar, crear y modificar otros programas, mediante este tipo de software se escribe el conjunto de instrucciones en un lenguaje determinado el cual se le conoce como código del programa.</text:span></text:p>
      <text:p text:style-name="Standard"><text:span text:style-name="T301">Software de a</text:span><text:span text:style-name="T302">plicación:<text:s/></text:span><text:span text:style-name="T303">El software de Aplicación es aquel que hace que la computadora coopere con el usuario en la realización de tareas típicamente<text:s/></text:span><text:soft-page-break/><text:span text:style-name="T304">humanas, tales como gestionar una contabilidad o escribir un texto. El software de aplicación se divide en:</text:span></text:p>
      <text:list text:style-name="WWNum1" text:continue-numbering="true">
        <text:list-item>
          <text:p text:style-name="P305">Software de<text:s/>productividad: Programas que nos ayudan a tener un mejor rendimiento en nuestro día a día.</text:p>
        </text:list-item>
        <text:list-item>
          <text:p text:style-name="P306">Software de especialidad: Programas hechos a la medida de diferentes profesiones.</text:p>
        </text:list-item>
        <text:list-item>
          <text:p text:style-name="P307">Software de entretenimiento: JUEGUITOS!!!! :3</text:p>
        </text:list-item>
        <text:list-item>
          <text:p text:style-name="P308">Software educativo: Diseñado para la<text:s/>enseñanza</text:p>
        </text:list-item>
        <text:list-item>
          <text:p text:style-name="P309">Software para la casa: Se encarga de automatizar ciertos elementos del hogar.</text:p>
        </text:list-item>
      </text:list>
      <text:p text:style-name="P310"/>
      <text:p text:style-name="P311">Gestión de Configuración de Software:</text:p>
      <text:p text:style-name="P312">Se refiere a las prácticas y herramientas transversales al desarrollo de software (a los requerimientos o el diseño en sí del programa), para atacar incumbencias como:</text:p>
      <text:p text:style-name="P313"><text:s/>•Reproducibilidad de releases</text:p>
      <text:p text:style-name="P314">•Comunicación</text:p>
      <text:p text:style-name="P315">•Interacción, coordinación e integración del trabajo de los diferentes miembros del equipo</text:p>
      <text:p text:style-name="Standard"><text:span text:style-name="T316">Sistema de Versionado de Código:<text:s/></text:span><text:span text:style-name="T317">Un Sistema de Versionado de Código (SVC) nos pe</text:span><text:span text:style-name="T318">rmite compartir el código fuente de nuestros desarrollos y a la vez mantener un registro de los cambios por los que va pasando.</text:span></text:p>
      <text:p text:style-name="P319"/>
      <text:p text:style-name="P3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A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 fo:margin-bottom="0.1388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style:font-name-complex="Mangal"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Párrafodelista" style:display-name="Párrafo de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extodeglobo" style:display-name="Texto de globo" style:family="paragraph" style:parent-style-name="Standard">
      <style:paragraph-properties fo:margin-bottom="0in" fo:line-height="100%"/>
      <style:text-properties style:font-name="Tahoma" style:font-name-asian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extodegloboCar" style:display-name="Texto de globo Car" style:family="text" style:parent-style-name="Fuentedepárrafopredeter.">
      <style:text-properties style:font-name="Tahoma" style:font-name-asian="Tahoma" style:font-name-complex="Tahoma" fo:font-size="8pt" style:font-size-asian="8pt" style:font-size-complex="8pt"/>
    </style:style>
    <style:style style:name="ListLabel1" style:display-name="ListLabel 1" style:family="text">
      <style:text-properties style:font-name-asian="Calibri" style:font-name-complex="Calibri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1" style:display-name="WWNum1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uario de Windows</meta:initial-creator>
    <dc:creator>Agustin Arleo</dc:creator>
    <meta:creation-date>2017-10-30T07:29:00Z</meta:creation-date>
    <dc:date>2020-11-02T19:07:00Z</dc:date>
    <meta:print-date>2020-06-14T16:21:00Z</meta:print-date>
    <meta:template xlink:href="Normal" xlink:type="simple"/>
    <meta:editing-cycles>11</meta:editing-cycles>
    <meta:editing-duration>PT1962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1" meta:paragraph-count="29" meta:word-count="2307" meta:character-count="14967" meta:row-count="105" meta:non-whitespace-character-count="12689"/>
  </office:meta>
</office:document-meta>
</file>